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random-class"/>Random class<text:bookmark-end text:name="random-class"/></text:h>
      <text:p text:style-name="First_20_paragraph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2" text:outline-level="2"><text:bookmark-start text:name="generating-random-numbers"/>Generating Random Numbers<text:bookmark-end text:name="generating-random-numbers"/></text:h>
      <text:p text:style-name="First_20_paragraph">The <text:span text:style-name="Source_Text">Random</text:span> class from the C## standard library can be used to generate random numbers in any given range. In this lab, you will practice using the <text:span text:style-name="Source_Text">Random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to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the <text:span text:style-name="Source_Text">Random</text:span> class to generate these numbers.</text:p>
      <text:p text:style-name="Text_20_body">Solution:</text:p>
      <text:p text:style-name="P3">Random rand = new Random(); // Creation of a random number generator.</text:p>
      <text:p text:style-name="P4">Console.WriteLine("A random number:" + rand.Next()); // This is any random (int) number.</text:p>
      <text:p text:style-name="P5">Console.WriteLine("A random number between -10 and 10:" + (rand.Next(21)-10)); // This number will be between 0 and 20, then we subtract 10 from it. <text:s text:c="6"/></text:p>
      <text:p text:style-name="P6">Console.WriteLine("A random number between -10 and 10:" + rand.Next(-10, 11)); // Alternate solution</text:p>
      <text:p text:style-name="P7">Console.WriteLine("A random double:" + rand.NextDouble()); // This is any random (double) number.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8">Generate any random integer <text:span text:style-name="T1">5 times</text:span></text:p>
        </text:list-item>
        <text:list-item>
          <text:p text:style-name="P8">Generate a random integer between -10 and 10 including these boundary values, <text:span text:style-name="T1">10 times</text:span></text:p>
        </text:list-item>
        <text:list-item>
          <text:p text:style-name="P8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2" text:outline-level="2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Source_Text">Random</text:span> object, write a program that:</text:p>
      <text:list text:style-name="L4">
        <text:list-item>
          <text:p text:style-name="P9">declares two arrays of <text:span text:style-name="Source_Text">int</text:span> of size <text:span text:style-name="Source_Text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the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 for each index, a letter indicating whether the first array “won” or “lost” a contest with the second array:</text:p>
          <text:list text:style-name="L5">
            <text:list-item>
              <text:p text:style-name="P10"><text:span text:style-name="Source_Text">"W"</text:span> if the value in the first array is greater than the value in the second array</text:p>
            </text:list-item>
            <text:list-item>
              <text:p text:style-name="P10"><text:span text:style-name="Source_Text">"T"</text:span> if they are equal, and</text:p>
            </text:list-item>
            <text:list-item>
              <text:p text:style-name="P10"><text:span text:style-name="Source_Text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11">0 <text:s text:c="6"/>8 <text:s text:c="6"/>L</text:p>
      <text:p text:style-name="P12">5 <text:s text:c="6"/>3 <text:s text:c="6"/>W</text:p>
      <text:p text:style-name="P13">3 <text:s text:c="6"/>3 <text:s text:c="6"/>T</text:p>
      <text:p text:style-name="P14">1 <text:s text:c="6"/>2 <text:s text:c="6"/>L</text:p>
      <text:p text:style-name="P15">3 <text:s text:c="6"/>1 <text:s text:c="6"/>W</text:p>
      <text:p text:style-name="P16">9 <text:s text:c="6"/>0 <text:s text:c="6"/>W</text:p>
      <text:p text:style-name="P17">9 <text:s text:c="6"/>0 <text:s text:c="6"/>W</text:p>
      <text:p text:style-name="P18">1 <text:s text:c="6"/>5 <text:s text:c="6"/>L</text:p>
      <text:p text:style-name="First_20_paragraph">In this example, the first array contains “0 5 3 1 3 9 9 1” and the second contains “8 3 3 2 1 0 0 5”.</text:p>
      <text:h text:style-name="Heading_20_2" text:outline-level="2"><text:bookmark-start text:name="pushing-further-optional"/>Pushing Further (Optional)<text:bookmark-end text:name="pushing-further-optional"/></text:h>
      <text:h text:style-name="Heading_20_3" text:outline-level="3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Source_Text">Random</text:span> class is not recommended for applications that need cryptographically secure random numbers (e.g, to generate suggested passwords).</text:p>
      <text:p text:style-name="Text_20_body">When an application needs cryptographically secure random numbers, RandomNumberGenerator class should be used instead. It works as follows:</text:p>
      <text:p text:style-name="P19">!include code/snippets/secureRandom.cs</text:p>
      <text:p text:style-name="First_20_paragraph">You can learn more about secure random numbers by reading through:</text:p>
      <text:list text:style-name="L6">
        <text:list-item>
          <text:p text:style-name="P20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20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8Z</meta:creation-date>
    <dc:date>2024-08-15T18:01:48Z</dc:date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